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b73" officeooo:paragraph-rsid="001eeb73"/>
    </style:style>
    <style:style style:name="P2" style:family="paragraph" style:parent-style-name="Standard">
      <style:paragraph-properties fo:text-align="justify" style:justify-single-word="false"/>
      <style:text-properties officeooo:rsid="002012ac" officeooo:paragraph-rsid="002012ac"/>
    </style:style>
    <style:style style:name="P3" style:family="paragraph" style:parent-style-name="Standard">
      <style:paragraph-properties fo:text-align="justify" style:justify-single-word="false"/>
      <style:text-properties officeooo:rsid="0021aec7" officeooo:paragraph-rsid="0021aec7"/>
    </style:style>
    <style:style style:name="T1" style:family="text">
      <style:text-properties officeooo:rsid="0021a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 of thesis :</text:p>
      <text:p text:style-name="P1"/>
      <text:p text:style-name="P2">To formulate a reliable and clinically relevant model of the systemic circulation using the lumped-parameter approach. The comprehensive model of systemic circulation enables to simulate physiological and pathophysiological characteristics <text:span text:style-name="T1">and quantify the cardiac workload from those characteristics.</text:span></text:p>
      <text:p text:style-name="P3">Complex relationship of heart disease and extra workload on heart due to various pathologies like hypertrophy, cardio-myopathy, aortic stenosis and so on can be better understood by these models.</text:p>
      <text:p text:style-name="P3">Finally, <text:s/>as computational cost of spatially defined blood flow models is expensive, whole body circulation models of cardiovascular system can be simulated by lumped-parameter model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09:25.831188034</meta:creation-date>
    <dc:date>2018-06-12T11:44:16.277630030</dc:date>
    <meta:editing-duration>PT2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5" meta:character-count="701" meta:non-whitespace-character-count="609"/>
  </office:meta>
</office:document-meta>
</file>